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D0000014590F6CC94.png" manifest:media-type="image/png"/>
  <manifest:file-entry manifest:full-path="Pictures/1000000000000354000001F86A09B4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4.0957in" draw:z-index="0"><draw:image xlink:href="Pictures/1000000000000354000001F86A09B4F6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9252in" svg:height="2.5661in" draw:z-index="1"><draw:image xlink:href="Pictures/100000000000036D0000014590F6CC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01:14:49.498093394</meta:creation-date>
    <dc:date>2026-03-16T01:15:24.685513784</dc:date>
    <meta:editing-duration>PT36S</meta:editing-duration>
    <meta:editing-cycles>1</meta:editing-cycles>
    <meta:document-statistic meta:table-count="0" meta:image-count="2" meta:object-count="0" meta:page-count="1" meta:paragraph-count="2" meta:word-count="0" meta:character-count="0" meta:non-whitespace-character-count="0"/>
    <meta:generator>LibreOffice/26.2.0.3$Linux_X86_64 LibreOffice_project/620$Build-3</meta:generator>
  </office:meta>
</office:document-meta>
</file>